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200%"/>
      <style:text-properties officeooo:rsid="002715bc" officeooo:paragraph-rsid="002715bc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/>
      <style:text-properties officeooo:paragraph-rsid="002715bc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/>
      <style:text-properties officeooo:paragraph-rsid="00310501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/>
      <style:text-properties officeooo:paragraph-rsid="00278e74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/>
      <style:text-properties officeooo:paragraph-rsid="0032f618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/>
      <style:text-properties officeooo:rsid="003c1138" officeooo:paragraph-rsid="00278e74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/>
      <style:text-properties officeooo:rsid="003c1138" officeooo:paragraph-rsid="002c1de7"/>
    </style:style>
    <style:style style:name="P8" style:family="paragraph" style:parent-style-name="Heading_20_1">
      <style:paragraph-properties fo:line-height="200%"/>
      <style:text-properties fo:font-size="14pt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 fo:line-height="200%"/>
      <style:text-properties officeooo:paragraph-rsid="002715bc"/>
    </style:style>
    <style:style style:name="T1" style:family="text">
      <style:text-properties officeooo:rsid="003d8650"/>
    </style:style>
    <style:style style:name="T2" style:family="text">
      <style:text-properties officeooo:rsid="003acdbe"/>
    </style:style>
    <style:style style:name="T3" style:family="text">
      <style:text-properties officeooo:rsid="003c1138"/>
    </style:style>
    <style:style style:name="T4" style:family="text">
      <style:text-properties officeooo:rsid="002715bc"/>
    </style:style>
    <style:style style:name="T5" style:family="text">
      <style:text-properties officeooo:rsid="00278e74"/>
    </style:style>
    <style:style style:name="T6" style:family="text">
      <style:text-properties officeooo:rsid="0027c581"/>
    </style:style>
    <style:style style:name="T7" style:family="text">
      <style:text-properties officeooo:rsid="0028ded0"/>
    </style:style>
    <style:style style:name="T8" style:family="text">
      <style:text-properties officeooo:rsid="002a0a3f"/>
    </style:style>
    <style:style style:name="T9" style:family="text">
      <style:text-properties officeooo:rsid="002b9c61"/>
    </style:style>
    <style:style style:name="T10" style:family="text">
      <style:text-properties officeooo:rsid="00474305"/>
    </style:style>
    <style:style style:name="T11" style:family="text">
      <style:text-properties officeooo:rsid="002f6277"/>
    </style:style>
    <style:style style:name="T12" style:family="text">
      <style:text-properties officeooo:rsid="003105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cknowledgments</text:h>
      <text:p text:style-name="P9"><text:span text:style-name="T4">This thesis </text:span><text:span text:style-name="T12">was made</text:span><text:span text:style-name="T4"> possible </text:span><text:span text:style-name="T12">by invaluable</text:span><text:span text:style-name="T4"> support of many </text:span><text:span text:style-name="T12">individuals</text:span><text:span text:style-name="T4">, </text:span>for whom I am profoundly grateful.</text:p>
      <text:p text:style-name="P1"/>
      <text:p text:style-name="P3">I thank my supervisor <text:span text:style-name="T2">Laura Pollock. </text:span><text:span text:style-name="T3">You</text:span><text:span text:style-name="T2"> </text:span><text:span text:style-name="T3">have been an </text:span><text:span text:style-name="T12">incredible</text:span><text:span text:style-name="T3"> mentor throughout this endeavour. Your energy, </text:span><text:span text:style-name="T2">kindness, patience, and intelligence </text:span><text:span text:style-name="T3">made these five years (mostly) </text:span>enjoyable<text:span text:style-name="T3"> and fulfilling. </text:span><text:span text:style-name="T5">I am especially grateful for the time, space, and support you </text:span>provided me during <text:span text:style-name="T5">academic and personal challenges. </text:span><text:span text:style-name="T3">You are truly a </text:span><text:span text:style-name="T4">great</text:span><text:span text:style-name="T3"> human being, and I </text:span>genuinely<text:span text:style-name="T3"> could not have asked for a better supervisor.</text:span></text:p>
      <text:p text:style-name="P2"/>
      <text:p text:style-name="P3"><text:span text:style-name="T4">As Laura’s first PhD student at Mc</text:span><text:span text:style-name="T11">G</text:span><text:span text:style-name="T4">ill, I had </text:span>the privilege of witnessing the lab<text:span text:style-name="T4"> grow into a group of dynamic, smart and fun researchers. I thank my lab mates: </text:span><text:span text:style-name="T3">Julia McDowell, Isaac Eckert, Abbie Gail-Jones, Andrea Brown, Janaìna Serrano, Nina Obiar, Samara Manzin, </text:span><text:span text:style-name="T1">Noah Wightman, Maximilianne Jousse, Samantha Strauss, Katherine Hébert, and Wenyuan Zhang. </text:span><text:span text:style-name="T5">You provided healthy distractions from </text:span><text:span text:style-name="T11">work </text:span><text:span text:style-name="T5">and alleviated the occasional solitude of the PhD </text:span><text:span text:style-name="T12">experience</text:span><text:span text:style-name="T5">.</text:span></text:p>
      <text:p text:style-name="P6"/>
      <text:p text:style-name="P4"><text:span text:style-name="T3">I thank my numerous collaborators and committee members, </text:span><text:span text:style-name="T5">especially: Brian Leung, Dominique Gravel, Timothée Poisot, Tanya Strydom, Michael Catchen, Wilfried Thuiller, Luigi Maiorano, Ulrich Brose, Miguel Lurgi, Gabriel Bergeron, Louis Moisan, Azénor Bideault, Guillaume Blanchet, </text:span><text:span text:style-name="T6">Pierre Legagneux, Morgan Tingley, Dirk Karger, Alex Fuster, Philippe Archambault, and David Beauchesne. </text:span>Each of you has contributed to varying extents to the development of the ideas presented in this thesis and to my growth as a researcher.</text:p>
      <text:p text:style-name="P6"/>
      <text:p text:style-name="P7"><text:soft-page-break/></text:p>
      <text:p text:style-name="P7">This work would not have been possible without funding <text:span text:style-name="T9">and support </text:span>from <text:span text:style-name="T9">NSERC</text:span>, <text:span text:style-name="T9">the Quebec Centre for Biodiversity Science (QCBS), McGill, and </text:span>the Canadian Institute for Ecology &amp; Evolution (CIEE).</text:p>
      <text:p text:style-name="P7"/>
      <text:p text:style-name="P5"><text:span text:style-name="T12">Lastly</text:span><text:span text:style-name="T9">, </text:span>I am grateful for the opportunity <text:span text:style-name="T12">to pursue my</text:span><text:span text:style-name="T6"> PhD in my hometown, which allowed me to have continued support from my family and </text:span><text:span text:style-name="T12">lifelong</text:span><text:span text:style-name="T6"> friends. À </text:span><text:span text:style-name="T7">ma famille (papa, maman, Guillaume, Alexandre, Fanny, Léa et Maël), à mes amis du secondaire (Édouard, Antoine, David, François, Pierre-Alexis et Victor), à mes amis d’escalade (Bisson, Alexis, Paul, Sarah, Simon, Jean-Simon, Ned, Sara, Sam, Hoai-Nam, Marilee, Marianne, Adrien et Lucie), à Cléo, </text:span><text:span text:style-name="T8">et </text:span><text:span text:style-name="T7">à ma copine Laurence: </text:span><text:span text:style-name="T8">M</text:span><text:span text:style-name="T7">erci! </text:span><text:span text:style-name="T10">Vous avez </text:span><text:span text:style-name="T12">été au </text:span>cœur<text:span text:style-name="T12"> des</text:span><text:span text:style-name="T10"> meilleurs </text:span><text:span text:style-name="T8">moments d</text:span><text:span text:style-name="T12">e ces</text:span><text:span text:style-name="T8"> dernières années. Vous êtes la source </text:span><text:span text:style-name="T10">de mon bonheur. </text:span><text:span text:style-name="T8">Vous êtes ce qu’il y a de plus important. Je vous aim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0:07.397442459</meta:creation-date>
    <meta:generator>LibreOffice/6.4.7.2$Linux_X86_64 LibreOffice_project/40$Build-2</meta:generator>
    <dc:date>2024-06-03T14:15:15.685836976</dc:date>
    <dc:creator>Dominique Caron</dc:creator>
    <meta:editing-duration>PT25M42S</meta:editing-duration>
    <meta:editing-cycles>14</meta:editing-cycles>
    <meta:document-statistic meta:table-count="0" meta:image-count="0" meta:object-count="0" meta:page-count="2" meta:paragraph-count="7" meta:word-count="364" meta:character-count="2366" meta:non-whitespace-character-count="2009"/>
  </office:meta>
</office:document-meta>
</file>